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4pt" officeooo:paragraph-rsid="00325fea"/>
    </style:style>
    <style:style style:name="P3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language="ru" fo:country="RU" fo:font-weight="bold" officeooo:paragraph-rsid="001fdfac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language="ru" fo:country="RU" fo:font-weight="bold" officeooo:paragraph-rsid="001fdfac" style:font-size-asian="12pt" style:font-weight-asian="bold" style:font-size-complex="12pt"/>
    </style:style>
    <style:style style:name="P6" style:family="paragraph" style:parent-style-name="Standard">
      <style:text-properties fo:font-size="12pt" fo:language="ru" fo:country="RU" officeooo:paragraph-rsid="001fdfac" style:font-size-asian="12pt" style:font-size-complex="12pt"/>
    </style:style>
    <style:style style:name="P7" style:family="paragraph" style:parent-style-name="Standard">
      <style:text-properties fo:font-size="12pt" fo:language="ru" fo:country="RU" officeooo:paragraph-rsid="001fdfac" style:font-size-asian="12pt"/>
    </style:style>
    <style:style style:name="P8" style:family="paragraph" style:parent-style-name="Standard">
      <style:paragraph-properties fo:text-align="center" style:justify-single-word="false"/>
      <style:text-properties fo:font-size="12pt" fo:language="ru" fo:country="RU" officeooo:paragraph-rsid="001fdfac" style:font-size-asian="12pt"/>
    </style:style>
    <style:style style:name="P9" style:family="paragraph" style:parent-style-name="Standard">
      <style:paragraph-properties fo:text-align="center" style:justify-single-word="false"/>
      <style:text-properties fo:font-size="12pt" fo:language="ru" fo:country="RU" officeooo:paragraph-rsid="003ad4ae" style:font-size-asian="12pt"/>
    </style:style>
    <style:style style:name="P10" style:family="paragraph" style:parent-style-name="Standard">
      <style:text-properties fo:font-size="12pt" fo:language="ru" fo:country="RU" fo:font-style="italic" officeooo:paragraph-rsid="001fdfac" style:font-size-asian="12pt" style:font-style-asian="italic" style:font-size-complex="12pt"/>
    </style:style>
    <style:style style:name="P11" style:family="paragraph" style:parent-style-name="Standard">
      <style:text-properties fo:font-size="14pt" fo:language="ru" fo:country="RU" officeooo:paragraph-rsid="001fdfac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ru" fo:country="RU" officeooo:paragraph-rsid="001fdfac" style:font-size-asian="14pt" style:font-size-complex="14pt"/>
    </style:style>
    <style:style style:name="P13" style:family="paragraph" style:parent-style-name="Standard">
      <style:text-properties fo:language="ru" fo:country="RU" officeooo:paragraph-rsid="001fdfac"/>
    </style:style>
    <style:style style:name="P14" style:family="paragraph" style:parent-style-name="Standard">
      <style:paragraph-properties fo:text-align="center" style:justify-single-word="false"/>
      <style:text-properties fo:language="ru" fo:country="RU" officeooo:paragraph-rsid="001fdfac"/>
    </style:style>
    <style:style style:name="P15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1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style:font-size-asian="14pt" style:font-size-complex="14pt"/>
    </style:style>
    <style:style style:name="P1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00" style:font-size-asian="14pt" style:font-size-complex="14pt"/>
    </style:style>
    <style:style style:name="P18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language="ru" fo:country="RU" officeooo:paragraph-rsid="001fdfac"/>
    </style:style>
    <style:style style:name="P19" style:family="paragraph" style:parent-style-name="Standard" style:master-page-name="">
      <style:paragraph-properties fo:text-align="center" style:justify-single-word="false" style:page-number="auto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20" style:family="paragraph" style:parent-style-name="Frame_20_contents">
      <style:text-properties fo:color="#000000" fo:font-size="14pt" fo:font-weight="bold" style:font-size-asian="14pt" style:font-weight-asian="bold"/>
    </style:style>
    <style:style style:name="P21" style:family="paragraph" style:parent-style-name="Preformatted_20_Text">
      <style:text-properties fo:language="ru" fo:country="RU" officeooo:rsid="00248380"/>
    </style:style>
    <style:style style:name="P22" style:family="paragraph" style:parent-style-name="Preformatted_20_Text">
      <style:text-properties fo:language="ru" fo:country="RU" officeooo:rsid="00248380" officeooo:paragraph-rsid="003d9139"/>
    </style:style>
    <style:style style:name="P23" style:family="paragraph" style:parent-style-name="Preformatted_20_Text">
      <style:text-properties style:font-name="sans-serif" fo:font-size="17.25pt" fo:language="ru" fo:country="RU" officeooo:rsid="00248380"/>
    </style:style>
    <style:style style:name="P24" style:family="paragraph" style:parent-style-name="Preformatted_20_Text">
      <style:text-properties style:font-name="sans-serif" fo:font-size="17.25pt" fo:language="ru" fo:country="RU" officeooo:rsid="00446704"/>
    </style:style>
    <style:style style:name="P25" style:family="paragraph" style:parent-style-name="Standard">
      <style:paragraph-properties fo:margin-left="0.0984in" fo:margin-right="0in" fo:text-indent="0in" style:auto-text-indent="false"/>
      <style:text-properties fo:language="ru" fo:country="RU" officeooo:paragraph-rsid="001fdfac"/>
    </style:style>
    <style:style style:name="P26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language="ru" fo:country="RU" fo:font-weight="bold" officeooo:paragraph-rsid="001fdfac" style:font-size-asian="12pt" style:font-weight-asian="bold" style:font-size-complex="12pt"/>
    </style:style>
    <style:style style:name="P27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language="ru" fo:country="RU" fo:font-weight="bold" officeooo:paragraph-rsid="001fdfac" style:font-size-asian="12pt" style:font-weight-asian="bold" style:font-size-complex="12pt"/>
    </style:style>
    <style:style style:name="P28" style:family="paragraph" style:parent-style-name="Text_20_body">
      <style:paragraph-properties fo:text-align="start" style:justify-single-word="false"/>
      <style:text-properties fo:font-size="14pt" fo:language="ru" fo:country="RU" officeooo:paragraph-rsid="001fdfac" style:font-size-asian="14pt" style:font-size-complex="14pt"/>
    </style:style>
    <style:style style:name="P29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fo:language="ru" fo:country="RU" officeooo:paragraph-rsid="001fdfac"/>
    </style:style>
    <style:style style:name="P30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fo:language="ru" fo:country="RU" officeooo:paragraph-rsid="001fdfac" style:font-size-asian="14pt"/>
    </style:style>
    <style:style style:name="P31" style:family="paragraph" style:parent-style-name="Text_20_body">
      <style:paragraph-properties fo:text-align="start" style:justify-single-word="false"/>
      <style:text-properties style:font-name="sans-serif" fo:font-size="17.25pt" fo:language="ru" fo:country="RU" officeooo:rsid="00248380" officeooo:paragraph-rsid="003ad4ae"/>
    </style:style>
    <style:style style:name="P32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language="ru" fo:country="RU" fo:font-weight="bold" officeooo:paragraph-rsid="001fdfac" style:font-size-asian="16pt" style:font-weight-asian="bold"/>
    </style:style>
    <style:style style:name="P33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anguage="ru" fo:country="RU" style:text-underline-style="none" officeooo:paragraph-rsid="001fdfac" fo:background-color="#ffffff" style:font-size-asian="16pt"/>
    </style:style>
    <style:style style:name="P34" style:family="paragraph" style:parent-style-name="Обычный1">
      <style:paragraph-properties fo:text-align="center" style:justify-single-word="false"/>
      <style:text-properties fo:color="#000000" fo:font-size="14pt" fo:letter-spacing="0.0693in" fo:language="ru" fo:country="RU" officeooo:rsid="004868ff" officeooo:paragraph-rsid="004868ff" fo:background-color="#ffffff" style:font-size-asian="14pt" style:font-size-complex="14pt"/>
    </style:style>
    <style:style style:name="P35" style:family="paragraph" style:parent-style-name="Обычный1" style:list-style-name="" style:master-page-name="">
      <loext:graphic-properties draw:fill="solid" draw:fill-color="#ffffff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1.3752in" style:auto-text-indent="false" style:page-number="auto" fo:background-color="#ffffff" style:writing-mode="lr-tb"/>
      <style:text-properties style:font-name="serif" fo:font-size="14pt" fo:language="ru" fo:country="RU" officeooo:paragraph-rsid="003909d7" style:font-size-asian="14pt" style:font-size-complex="14pt"/>
    </style:style>
    <style:style style:name="P36" style:family="paragraph" style:parent-style-name="Preformatted_20_Text">
      <style:text-properties style:font-name="sans-serif" fo:font-size="17.25pt" fo:language="ru" fo:country="RU" officeooo:rsid="00248380"/>
    </style:style>
    <style:style style:name="P37" style:family="paragraph" style:parent-style-name="Preformatted_20_Text">
      <style:text-properties style:font-name="sans-serif" fo:font-size="17.25pt" fo:language="ru" fo:country="RU" officeooo:rsid="00248380" officeooo:paragraph-rsid="003d9139"/>
    </style:style>
    <style:style style:name="P38" style:family="paragraph" style:parent-style-name="Preformatted_20_Text">
      <style:text-properties style:font-name="sans-serif" fo:font-size="17.25pt" fo:language="ru" fo:country="RU" officeooo:rsid="004076fc" officeooo:paragraph-rsid="004076fc"/>
    </style:style>
    <style:style style:name="P39" style:family="paragraph" style:parent-style-name="Standard" style:master-page-name="Standard">
      <style:paragraph-properties style:page-number="auto"/>
      <style:text-properties fo:language="ru" fo:country="RU" officeooo:paragraph-rsid="001fdfac"/>
    </style:style>
    <style:style style:name="P40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style:use-window-font-color="true" fo:font-size="16pt" style:text-underline-style="none" fo:font-weight="bold" officeooo:rsid="0029a9c8" style:letter-kerning="false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/>
    </style:style>
    <style:style style:name="T10" style:family="text">
      <style:text-properties style:use-window-font-color="true" style:font-name="serif" fo:font-size="14pt" style:text-underline-style="none" fo:font-weight="normal" officeooo:rsid="0029a9c8" style:letter-kerning="false" fo:background-color="#ffffff" loext:char-shading-value="0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1" style:family="text">
      <style:text-properties officeooo:rsid="0036d106"/>
    </style:style>
    <style:style style:name="T12" style:family="text">
      <style:text-properties style:font-name="sans-serif"/>
    </style:style>
    <style:style style:name="T13" style:family="text">
      <style:text-properties style:font-name="sans-serif" fo:font-size="17.25pt"/>
    </style:style>
    <style:style style:name="T14" style:family="text">
      <style:text-properties style:font-name="sans-serif" fo:font-size="10.5pt"/>
    </style:style>
    <style:style style:name="T15" style:family="text">
      <style:text-properties officeooo:rsid="00446704"/>
    </style:style>
    <style:style style:name="T16" style:family="text">
      <style:text-properties fo:language="ru" fo:country="RU" fo:font-weight="normal" officeooo:rsid="00325fea" style:font-size-asian="14pt" style:font-weight-asian="normal" style:font-size-complex="14pt" style:font-weight-complex="normal"/>
    </style:style>
    <style:style style:name="T17" style:family="text">
      <style:text-properties fo:language="ru" fo:country="RU" fo:font-weight="normal" officeooo:rsid="0046681e" style:font-size-asian="14pt" style:font-weight-asian="normal" style:font-size-complex="14pt" style:font-weight-complex="normal"/>
    </style:style>
    <style:style style:name="T18" style:family="text">
      <style:text-properties style:font-name="Carlito" fo:language="ru" fo:country="RU" fo:font-weight="normal" officeooo:rsid="0046681e" style:font-size-asian="14pt" style:font-weight-asian="normal" style:font-size-complex="14pt" style:font-weight-complex="normal"/>
    </style:style>
    <style:style style:name="T19" style:family="text">
      <style:text-properties style:font-name="Carlito" fo:language="ru" fo:country="RU" officeooo:rsid="0046681e" style:font-size-asian="14pt" style:font-size-complex="14pt"/>
    </style:style>
    <style:style style:name="T20" style:family="text">
      <style:text-properties style:font-name="Carlito" style:font-size-asian="14pt" style:font-size-complex="14pt"/>
    </style:style>
    <style:style style:name="T21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frame draw:style-name="fr2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5">Министерство науки и высшего образования Российской Федерации</text:p>
            <text:p text:style-name="P5">Федеральное государственное бюджетное образовательное учреждение </text:p>
            <text:p text:style-name="P5">высшего образования</text:p>
            <text:p text:style-name="P26">«Московский государственный технический университет</text:p>
            <text:p text:style-name="P26">имени Н.Э. Баумана</text:p>
            <text:p text:style-name="P5">(национальный исследовательский университет)»</text:p>
            <text:p text:style-name="P5">(МГТУ им. Н.Э. Баумана)</text:p>
          </table:table-cell>
        </table:table-row>
      </table:table>
      <text:p text:style-name="P27"/>
      <text:p text:style-name="P4"/>
      <text:p text:style-name="P13"><text:span text:style-name="T1">ФАКУЛЬТЕТ </text:span><text:span text:style-name="T2">Информатика и системы управления</text:span></text:p>
      <text:p text:style-name="P6"/>
      <text:p text:style-name="P13"><text:span text:style-name="T1">КАФЕДРА </text:span><text:span text:style-name="T2">Компьютерные системы и сети (ИУ6)</text:span></text:p>
      <text:p text:style-name="P10"/>
      <text:p text:style-name="P13"><text:span text:style-name="T1">НАПРАВЛЕНИЕ ПОДГОТОВКИ <text:s/></text:span><text:span text:style-name="T4">09.03.01 Информатика и вычислительная техника</text:span></text:p>
      <text:p text:style-name="P13"><office:annotation><dc:creator>Иванова Галина Сергеевна</dc:creator><dc:date>2019-12-05T14:16:00</dc:date><loext:sender-initials>ИГС</loext:sender-initials><text:p><text:span text:style-name="T21">бакалавры групп 1-3 и 6 – 09.03.01 Информатика и вычислительная техника;</text:span></text:p><text:p><text:span text:style-name="T21">бакалавры групп 4 и 5 – 09.03.03 Прикладная информатика;</text:span></text:p><text:p><text:span text:style-name="T21">магистры все – 09.04.01 Информатика и вычислительная техника</text:span></text:p></office:annotation></text:p>
      <text:h text:style-name="P32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9"><text:span text:style-name="T3">по </text:span><office:annotation office:name="__Annotation__25_2032870334" loext:resolved="false"><dc:creator>Иванова Галина Сергеевна</dc:creator><dc:date>2019-12-05T14:14:00</dc:date><loext:sender-initials>ИГС</loext:sender-initials><text:p><text:span text:style-name="T21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34">2</text:p>
          </table:table-cell>
        </table:table-row>
      </table:table>
      <text:h text:style-name="P33" text:outline-level="1"/>
      <text:h text:style-name="P35" text:outline-level="1"><draw:custom-shape text:anchor-type="paragraph" draw:z-index="0" draw:name="Врезка1" draw:style-name="gr1" draw:text-style-name="P40" svg:width="1.1941in" svg:height="0.324in" svg:x="0.0634in" svg:y="-0.018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-0.0181in" svg:width="1.1945in" svg:height="0.3244in" draw:z-index="2"><draw:text-box><text:p text:style-name="P20">Название:</text:p></draw:text-box></draw:frame></text:h>
      <text:p text:style-name="P25"><text:span text:style-name="T6">Дисциплина: </text:span><text:span text:style-name="T9"><text:s/></text:span><text:span text:style-name="T10">Электротехника</text:span></text:p>
      <text:p text:style-name="P30"/>
      <text:p text:style-name="P3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15">ИУ6-<text:span text:style-name="T11">3</text:span>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8"><text:span text:style-name="T7"><text:s text:c="3"/></text:span><text:span text:style-name="T8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>(Группа)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(Подпись, <office:annotation office:name="__Annotation__55_2032870334" loext:resolved="false"><dc:creator>Иванова Галина Сергеевна</dc:creator><dc:date>2019-12-05T14:19:00</dc:date><loext:sender-initials>ИГС</loext:sender-initials><text:p><text:span text:style-name="T21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4">(И.О. Фамилия)</text:p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(Подпись, дата)</text:p>
          </table:table-cell>
          <table:table-cell table:style-name="Table3.A1" office:value-type="string">
            <text:p text:style-name="P14">(И.О. Фамилия)</text:p>
          </table:table-cell>
        </table:table-row>
      </table:table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9">Москва, 2020</text:p>
      <text:p text:style-name="P8"/>
      <text:p text:style-name="P8"/>
      <text:p text:style-name="P8"/>
      <text:p text:style-name="P3">Задание</text:p>
      <text:p text:style-name="P28"/>
      <text:p text:style-name="P31"><text:soft-page-break/><text:span text:style-name="T12"/></text:p>
      <text:p text:style-name="P23"/>
      <text:p text:style-name="P19">Вывод</text:p>
      <text:p text:style-name="P1"/>
      <text:p text:style-name="P2"><text:span text:style-name="T16">В ходе лабораторной работы </text:span><text:span text:style-name="T17">был </text:span><text:span text:style-name="T18">освоен </text:span><text:span text:style-name="T20">Multisim, </text:span><text:span text:style-name="T19">изучены методы построения АЧХ и ФЧХ гравиков и разложение сигнала в ряд фурь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21:24:53.042673907</meta:creation-date>
    <dc:date>2020-11-22T19:57:46.568316205</dc:date>
    <meta:editing-duration>PT1H52M48S</meta:editing-duration>
    <meta:editing-cycles>39</meta:editing-cycles>
    <meta:generator>LibreOffice/6.4.5.2$Linux_X86_64 LibreOffice_project/40$Build-2</meta:generator>
    <meta:document-statistic meta:table-count="3" meta:image-count="1" meta:object-count="0" meta:page-count="2" meta:paragraph-count="29" meta:word-count="92" meta:character-count="759" meta:non-whitespace-character-count="688"/>
  </office:meta>
</office:document-meta>
</file>